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46555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5492a" officeooo:paragraph-rsid="0015492a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60383" officeooo:paragraph-rsid="00160383"/>
    </style:style>
    <style:style style:name="T1" style:family="text">
      <style:text-properties officeooo:rsid="00146555"/>
    </style:style>
    <style:style style:name="T2" style:family="text">
      <style:text-properties officeooo:rsid="0015492a"/>
    </style:style>
    <style:style style:name="T3" style:family="text">
      <style:text-properties officeooo:rsid="00160383"/>
    </style:style>
    <style:style style:name="T4" style:family="text">
      <style:text-properties officeooo:rsid="00174be7"/>
    </style:style>
    <style:style style:name="T5" style:family="text">
      <style:text-properties officeooo:rsid="00193f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a cuatro valores que se pueden usar con la propiedad justify-content.</text:p>
      <text:p text:style-name="P2"><text:span text:style-name="T1">Center, </text:span><text:span text:style-name="T2">space-around, space-between, flex-end</text:span></text:p>
      <text:p text:style-name="P2"/>
      <text:p text:style-name="P1">¿Qué es un objetivo primordial?</text:p>
      <text:p text:style-name="P3">Entender bien qué es lo que necesita el cliente. ¿Cuál es el objetivo?¿Qué quiere conseguir? Hay que hacer preguntas acertadas para luego crear la aplicación correctamente y evitar malentendidos <text:span text:style-name="T5">y perder el tiempo programando algo que no se necesita</text:span>.</text:p>
      <text:p text:style-name="P3"/>
      <text:p text:style-name="P1">¿Qué son los wireframes de baja fidelidad?</text:p>
      <text:p text:style-name="P3">Documento en el que se especifica lo que se necesita <text:span text:style-name="T5">en cada página</text:span>, estructura general: botones, títulos, imágenes.. pero el diseño no importa</text:p>
      <text:p text:style-name="P3"/>
      <text:p text:style-name="P1">¿Qué es Git y para que sirve?</text:p>
      <text:p text:style-name="P3"><text:span text:style-name="T5">Sistema de c</text:span>ontrol de versiones. Sirve para poder recuperar <text:span text:style-name="T3">una versión antigua de</text:span>l trabajo <text:span text:style-name="T3">que se está </text:span>realiza<text:span text:style-name="T3">n</text:span>do.</text:p>
      <text:p text:style-name="P3"/>
      <text:p text:style-name="P1">¿Qué es un mapa del sitio?</text:p>
      <text:p text:style-name="P4">Esquema que se hace con flechas, cuadrados, rombos.. para plasmar acciones, <text:span text:style-name="T5">cómo ir de una página a otra, etc. Hay que hacer bien para que cada usuario tenga una buena experiencia.</text:span></text:p>
      <text:p text:style-name="P4"/>
      <text:p text:style-name="P1">Nombra tres valores que se pueden usar con flex-direction, incluido el valor predeterminado que usa flexbox cuando se crea.</text:p>
      <text:p text:style-name="P4">Valor determinado: row. Otros 3 valores: column, column-reverse, row-revers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3:13:03.136000000</meta:creation-date>
    <dc:date>2024-03-07T15:23:13.050000000</dc:date>
    <meta:editing-duration>PT1H49M2S</meta:editing-duration>
    <meta:editing-cycles>3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2" meta:word-count="179" meta:character-count="1134" meta:non-whitespace-character-count="967"/>
  </office:meta>
</office:document-meta>
</file>